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cm" svg:height="2.5cm" svg:x="2cm" svg:y="5.6cm">
          <text:p text:style-name="P1">Actionnai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2.4cm" svg:x="9.8cm" svg:y="5.7cm">
          <text:p text:style-name="P1">Employé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2.2cm" svg:x="5.6cm" svg:y="1.2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2.4cm" svg:x="5.9cm" svg:y="10.9cm">
          <text:p text:style-name="P1">PD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cm" svg:y1="3.4cm" svg:x2="5.7cm" svg:y2="5.6cm">
          <text:p/>
        </draw:line>
        <draw:line draw:style-name="gr3" draw:text-style-name="P1" draw:layer="layout" svg:x1="8.5cm" svg:y1="3.3cm" svg:x2="11.9cm" svg:y2="5.6cm">
          <text:p/>
        </draw:line>
        <draw:line draw:style-name="gr3" draw:text-style-name="P1" draw:layer="layout" svg:x1="5.5cm" svg:y1="8.1cm" svg:x2="9cm" svg:y2="10.9cm">
          <text:p/>
        </draw:line>
        <draw:line draw:style-name="gr3" draw:text-style-name="P1" draw:layer="layout" svg:x1="12.4cm" svg:y1="8.1cm" svg:x2="9.1cm" svg:y2="1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5:51:22.140835777</meta:creation-date>
    <dc:date>2018-03-06T15:55:23.353239159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